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3.31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.195cm" fo:min-width="3.945cm"/>
    </style:style>
    <style:style style:name="gr7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justify"/>
      <style:text-properties fo:font-size="11pt" style:font-size-asian="11pt" style:font-size-complex="11pt"/>
    </style:style>
    <style:style style:name="P4" style:family="paragraph">
      <loext:graphic-properties draw:fill="none" draw:fill-color="#ffffff"/>
      <style:paragraph-properties fo:text-align="justify"/>
      <style:text-properties fo:font-size="11pt" style:font-size-asian="11pt" style:font-size-complex="11pt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3.81cm" svg:height="1.905cm" svg:x="7.985cm" svg:y="10.207cm">
            <text:p text:style-name="P1">Animal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81cm" svg:height="1.905cm" svg:x="3.857cm" svg:y="14.017cm">
            <text:p text:style-name="P1">Dog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81cm" svg:height="1.905cm" svg:x="12.747cm" svg:y="14.017cm">
            <text:p text:style-name="P1">Cat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6.397cm" svg:y1="14.017cm" svg:x2="8.937cm" svg:y2="12.112cm">
            <text:p/>
          </draw:line>
          <draw:line draw:style-name="gr4" draw:text-style-name="P2" draw:layer="layout" svg:x1="14.017cm" svg:y1="14.017cm" svg:x2="11.16cm" svg:y2="12.112cm">
            <text:p/>
          </draw:line>
          <draw:frame draw:style-name="gr5" draw:text-style-name="P4" draw:layer="layout" svg:width="4.127cm" svg:height="1.27cm" svg:x="9.255cm" svg:y="12.112cm">
            <draw:text-box>
              <text:p text:style-name="P3"><text:span text:style-name="T1">eat()</text:span></text:p>
            </draw:text-box>
          </draw:frame>
          <draw:frame draw:style-name="gr5" draw:text-style-name="P4" draw:layer="layout" svg:width="4.127cm" svg:height="1.27cm" svg:x="5.127cm" svg:y="15.922cm">
            <draw:text-box>
              <text:p text:style-name="P3"><text:span text:style-name="T1">eat()</text:span></text:p>
            </draw:text-box>
          </draw:frame>
          <draw:frame draw:style-name="gr5" draw:text-style-name="P4" draw:layer="layout" svg:width="4.127cm" svg:height="1.27cm" svg:x="14.018cm" svg:y="15.922cm">
            <draw:text-box>
              <text:p text:style-name="P3"><text:span text:style-name="T1">eat()</text:span></text:p>
            </draw:text-box>
          </draw:frame>
        </draw:g>
      </draw:page>
      <draw:page draw:name="page2" draw:style-name="dp1" draw:master-page-name="Default">
        <draw:g draw:style-name="gr1">
          <draw:custom-shape draw:style-name="gr6" draw:text-style-name="P1" draw:layer="layout" svg:width="4.445cm" svg:height="4.445cm" svg:x="1.635cm" svg:y="7.98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5" draw:layer="layout" svg:width="4.445cm" svg:height="0.962cm" svg:x="1.952cm" svg:y="7.033cm">
            <draw:text-box>
              <text:p>Video.java</text:p>
            </draw:text-box>
          </draw:frame>
          <draw:frame draw:style-name="gr8" draw:text-style-name="P7" draw:layer="layout" svg:width="5.08cm" svg:height="3.806cm" svg:x="1.635cm" svg:y="8.307cm">
            <draw:text-box>
              <text:p text:style-name="P6"><text:span text:style-name="T1">- String title</text:span></text:p>
              <text:p text:style-name="P6"><text:span text:style-name="T1">- int time</text:span></text:p>
              <text:p text:style-name="P6"><text:span text:style-name="T1">- int views</text:span></text:p>
              <text:p text:style-name="P6"><text:span text:style-name="T1">- int likes</text:span></text:p>
              <text:p text:style-name="P6"><text:span text:style-name="T1"/></text:p>
              <text:p text:style-name="P6"><text:span text:style-name="T2">+ getNumberOfHoursPlayed() : Double</text:span></text:p>
              <text:p text:style-name="P6"><text:span text:style-name="T2">+ persist() : void</text:span></text:p>
            </draw:text-box>
          </draw:frame>
        </draw:g>
        <draw:custom-shape draw:style-name="gr6" draw:text-style-name="P1" draw:layer="layout" svg:width="4.445cm" svg:height="4.445cm" svg:x="19.732cm" svg:y="3.8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4.445cm" svg:height="0.962cm" svg:x="20.049cm" svg:y="2.905cm">
          <draw:text-box>
            <text:p>Video.java</text:p>
          </draw:text-box>
        </draw:frame>
        <draw:frame draw:style-name="gr8" draw:text-style-name="P7" draw:layer="layout" svg:width="5.08cm" svg:height="3.806cm" svg:x="19.732cm" svg:y="4.179cm">
          <draw:text-box>
            <text:p text:style-name="P6"><text:span text:style-name="T1">- String title</text:span></text:p>
            <text:p text:style-name="P6"><text:span text:style-name="T1">- int time</text:span></text:p>
            <text:p text:style-name="P6"><text:span text:style-name="T1">- int views</text:span></text:p>
            <text:p text:style-name="P6"><text:span text:style-name="T1">- int likes</text:span></text:p>
            <text:p text:style-name="P6"><text:span text:style-name="T1"/></text:p>
            <text:p text:style-name="P6"><text:span text:style-name="T2">+ persist() : void</text:span></text:p>
          </draw:text-box>
        </draw:frame>
        <draw:custom-shape draw:style-name="gr6" draw:text-style-name="P1" draw:layer="layout" svg:width="4.445cm" svg:height="4.445cm" svg:x="14.988cm" svg:y="12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5.398cm" svg:height="1.673cm" svg:x="14.97cm" svg:y="11.477cm">
          <draw:text-box>
            <text:p text:style-name="P8"><text:span text:style-name="T3">[i] VideoDAO.java</text:span></text:p>
          </draw:text-box>
        </draw:frame>
        <draw:frame draw:style-name="gr8" draw:text-style-name="P7" draw:layer="layout" svg:width="5.08cm" svg:height="3.806cm" svg:x="14.988cm" svg:y="12.651cm">
          <draw:text-box>
            <text:p text:style-name="P6"><text:span text:style-name="T2">+ getNumberOfHoursPlayed() : Double</text:span></text:p>
          </draw:text-box>
        </draw:frame>
        <draw:custom-shape draw:style-name="gr6" draw:text-style-name="P1" draw:layer="layout" svg:width="4.445cm" svg:height="4.445cm" svg:x="22.308cm" svg:y="12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5.398cm" svg:height="1.673cm" svg:x="22.09cm" svg:y="11.478cm">
          <draw:text-box>
            <text:p text:style-name="P8"><text:span text:style-name="T3">VideoDAOImpl.java</text:span></text:p>
          </draw:text-box>
        </draw:frame>
        <draw:frame draw:style-name="gr8" draw:text-style-name="P7" draw:layer="layout" svg:width="5.08cm" svg:height="3.806cm" svg:x="22.308cm" svg:y="12.652cm">
          <draw:text-box>
            <text:p text:style-name="P6"><text:span text:style-name="T2">+ getNumberOfHoursPlayed() : Doubl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4:32:42.555024407</meta:creation-date>
    <dc:date>2023-07-06T19:03:43.959997590</dc:date>
    <meta:editing-duration>PT4H31M2S</meta:editing-duration>
    <meta:editing-cycles>2</meta:editing-cycles>
    <meta:generator>LibreOffice/7.5.4.2$Linux_X86_64 LibreOffice_project/50$Build-2</meta:generator>
    <meta:document-statistic meta:object-count="22"/>
  </office:meta>
</office:document-meta>
</file>